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Morais childr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lso available in AJA Microfilm, Reel #202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3">Cincinnati, Thursday morning/</text:p>
      <text:p text:style-name="P2">My dear children/</text:p>
      <text:p text:style-name="P2"><text:tab/>Yesterday, Mr Ezekiel handed/ me at the college Nina's postal card. <text:s/>I was/ very glad to hear that you were all well, and/ that you behaved excellently; but I felt very/ sorry to read that Leon had swallowed a penny/ I hope that no ill effects will arise from it./ <text:s/>As I wrote to you in the few lines scribbled/ the other day, the family of Mr Ezekiel have/ been exceedingly kind, and I trust it shall be/ in my power to return the same hospitality/ at my place 546 Nth 5th St. <text:s/>The exami-/-nation is going on, and it keeps me very busy./ <text:s/>The gentlemen who act in conjunction with me/ as examiners are agreeable and quite scholarly./ <text:s/>But of my experience of men and things, I shall/ speak when at home. <text:s/>I will let you know, when/ I start from here. <text:s/>Keep well, be good, and love/ Your fath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5:36:30.08</meta:creation-date>
    <dc:date>2012-02-29T12:31:24.73</dc:date>
    <dc:creator>Penn Libraries</dc:creator>
    <meta:editing-duration>PT00H04M4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322" meta:character-count="2124"/>
  </office:meta>
</office:document-meta>
</file>